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6cm"/>
    </style:style>
    <style:style style:name="gr2" style:family="graphic" style:parent-style-name="standard">
      <style:graphic-properties draw:stroke="none" draw:fill-color="#859900" draw:textarea-horizontal-align="justify" draw:textarea-vertical-align="middle" draw:auto-grow-height="false" fo:min-height="0.85cm" fo:min-width="2.1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85cm" fo:min-width="1.7cm"/>
    </style:style>
    <style:style style:name="gr4" style:family="graphic" style:parent-style-name="standard">
      <style:graphic-properties draw:stroke="none" draw:fill-color="#268bd2" draw:textarea-horizontal-align="justify" draw:textarea-vertical-align="middle" draw:auto-grow-height="false" fo:min-height="0.85cm" fo:min-width="2.9cm"/>
    </style:style>
    <style:style style:name="gr5" style:family="graphic" style:parent-style-name="standard">
      <style:graphic-properties draw:stroke="none" draw:fill-color="#657b83" draw:textarea-horizontal-align="justify" draw:textarea-vertical-align="middle" draw:auto-grow-height="false" fo:min-height="0.85cm" fo:min-width="1.9cm"/>
    </style:style>
    <style:style style:name="gr6" style:family="graphic" style:parent-style-name="standard">
      <style:graphic-properties draw:stroke="none" draw:fill-color="#d33682" draw:textarea-horizontal-align="justify" draw:textarea-vertical-align="middle" draw:auto-grow-height="false" fo:min-height="0.85cm" fo:min-width="1.4cm"/>
    </style:style>
    <style:style style:name="gr7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dc322f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dc322f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 draw:fill-color="#ffffff"/>
      <style:text-properties fo:color="#657b83" style:font-name="Aller Display"/>
    </style:style>
    <style:style style:name="P2" style:family="paragraph">
      <loext:graphic-properties draw:fill="none" draw:fill-color="#ffffff"/>
      <style:text-properties fo:color="#657b83" style:text-outline="true" style:font-name="Aller Display"/>
    </style:style>
    <style:style style:name="P3" style:family="paragraph">
      <style:paragraph-properties fo:text-align="center"/>
    </style:style>
    <style:style style:name="P4" style:family="paragraph">
      <loext:graphic-properties draw:fill-color="#859900"/>
      <style:paragraph-properties fo:text-align="center"/>
      <style:text-properties fo:color="#ffffff" style:font-name="Aller Light"/>
    </style:style>
    <style:style style:name="P5" style:family="paragraph">
      <loext:graphic-properties draw:fill-color="#dc322f"/>
      <style:paragraph-properties fo:text-align="center"/>
      <style:text-properties fo:color="#ffffff" style:font-name="Aller Light"/>
    </style:style>
    <style:style style:name="P6" style:family="paragraph">
      <loext:graphic-properties draw:fill-color="#268bd2"/>
      <style:paragraph-properties fo:text-align="center"/>
      <style:text-properties fo:color="#ffffff" style:font-name="Aller Light"/>
    </style:style>
    <style:style style:name="P7" style:family="paragraph">
      <loext:graphic-properties draw:fill-color="#657b83"/>
      <style:paragraph-properties fo:text-align="center"/>
      <style:text-properties fo:color="#ffffff" style:font-name="Aller Light"/>
    </style:style>
    <style:style style:name="P8" style:family="paragraph">
      <loext:graphic-properties draw:fill-color="#d33682"/>
      <style:paragraph-properties fo:text-align="center"/>
      <style:text-properties fo:color="#ffffff" style:font-name="Aller Ligh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Aller"/>
    </style:style>
    <style:style style:name="T1" style:family="text">
      <style:text-properties fo:color="#657b83" style:font-name="Aller Display"/>
    </style:style>
    <style:style style:name="T2" style:family="text">
      <style:text-properties fo:color="#657b83" style:text-outline="true" style:font-name="Aller Display"/>
    </style:style>
    <style:style style:name="T3" style:family="text">
      <style:text-properties fo:color="#ffffff" style:font-name="Aller Light"/>
    </style:style>
    <style:style style:name="T4" style:family="text">
      <style:text-properties style:font-name="All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2cm" svg:height="0.996cm" svg:x="1.676cm" svg:y="0.416cm">
            <draw:text-box>
              <text:p><text:span text:style-name="T1">Positive</text:span></text:p>
            </draw:text-box>
          </draw:frame>
          <draw:frame draw:style-name="gr1" draw:text-style-name="P2" draw:layer="layout" svg:width="3.2cm" svg:height="0.996cm" svg:x="7.276cm" svg:y="0.42cm">
            <draw:text-box>
              <text:p><text:span text:style-name="T2">Negative</text:span></text:p>
            </draw:text-box>
          </draw:frame>
          <draw:custom-shape draw:style-name="gr2" draw:text-style-name="P4" xml:id="id1" draw:id="id1" draw:layer="layout" svg:width="2.6cm" svg:height="1.1cm" svg:x="1.976cm" svg:y="2.116cm">
            <text:p text:style-name="P3"><text:span text:style-name="T3">Subgo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2" draw:id="id2" draw:layer="layout" svg:width="2.2cm" svg:height="1.1cm" svg:x="2.176cm" svg:y="5.866cm">
            <text:p text:style-name="P3"><text:span text:style-name="T3">Threa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5" draw:id="id5" draw:layer="layout" svg:width="3.4cm" svg:height="1.1cm" svg:x="7.176cm" svg:y="2.116cm">
            <text:p text:style-name="P3"><text:span text:style-name="T3">Alternati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3" draw:id="id3" draw:layer="layout" svg:width="2.4cm" svg:height="1.1cm" svg:x="7.676cm" svg:y="5.866cm">
            <text:p text:style-name="P3"><text:span text:style-name="T3">Orpha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4" draw:id="id4" draw:layer="layout" svg:width="1.9cm" svg:height="1.1cm" svg:x="7.926cm" svg:y="3.991cm">
            <text:p text:style-name="P3"><text:span text:style-name="T3">Cycle</text:span></text:p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draw:type="curve" svg:x1="1.976cm" svg:y1="2.666cm" svg:x2="2.176cm" svg:y2="6.416cm" draw:start-shape="id1" draw:start-glue-point="3" draw:end-shape="id2" svg:d="M1976 2666c-750 0-850 3750 200 3750" svg:viewBox="0 0 777 3751">
            <text:p/>
          </draw:connector>
          <draw:connector draw:style-name="gr8" draw:text-style-name="P9" draw:layer="layout" draw:type="line" svg:x1="4.376cm" svg:y1="6.416cm" svg:x2="7.676cm" svg:y2="6.416cm" draw:start-shape="id2" draw:end-shape="id3" draw:end-glue-point="3" svg:d="M4376 6416h3300" svg:viewBox="0 0 3301 1">
            <text:p/>
          </draw:connector>
          <draw:connector draw:style-name="gr7" draw:text-style-name="P9" draw:layer="layout" draw:type="curve" draw:line-skew="0.188cm" svg:x1="9.826cm" svg:y1="4.541cm" svg:x2="10.076cm" svg:y2="6.416cm" draw:start-shape="id4" draw:start-glue-point="1" draw:end-shape="id3" svg:d="M9826 4541c1407 0 1282 1875 250 1875" svg:viewBox="0 0 1041 1876">
            <text:p/>
          </draw:connector>
          <draw:connector draw:style-name="gr7" draw:text-style-name="P9" xml:id="id6" draw:id="id6" draw:layer="layout" draw:type="curve" svg:x1="10.576cm" svg:y1="2.666cm" svg:x2="10.112cm" svg:y2="6.396cm" draw:start-shape="id5" draw:start-glue-point="1" svg:d="M10576 2666c750 0 982 3730-464 3730" svg:viewBox="0 0 1059 3731">
            <text:p/>
          </draw:connector>
          <draw:connector draw:style-name="gr7" draw:text-style-name="P9" draw:layer="layout" draw:type="curve" draw:line-skew="0.029cm" svg:x1="10.112cm" svg:y1="6.396cm" svg:x2="8.876cm" svg:y2="6.966cm" draw:start-shape="id6" draw:start-glue-point="3" draw:end-shape="id3" draw:end-glue-point="2" svg:d="M10112 6396c0 1648-1236 1363-1236 570" svg:viewBox="0 0 1237 1205">
            <text:p/>
          </draw:connector>
          <draw:connector draw:style-name="gr7" draw:text-style-name="P9" draw:layer="layout" draw:type="curve" svg:x1="8.876cm" svg:y1="2.116cm" svg:x2="3.276cm" svg:y2="2.116cm" draw:start-shape="id5" draw:start-glue-point="0" draw:end-shape="id1" draw:end-glue-point="0" svg:d="M8876 2116c0-750-5600-750-5600 0" svg:viewBox="0 0 5601 563">
            <text:p/>
          </draw:connector>
          <draw:connector draw:style-name="gr7" draw:text-style-name="P9" draw:layer="layout" draw:type="curve" draw:line-skew="-0.512cm" svg:x1="8.876cm" svg:y1="3.216cm" svg:x2="3.276cm" svg:y2="5.866cm" draw:start-shape="id5" draw:end-shape="id2" draw:end-glue-point="0" svg:d="M8876 3216c0 1219-5600-105-5600 2650" svg:viewBox="0 0 5601 2651">
            <text:p/>
          </draw:connector>
          <draw:connector draw:style-name="gr7" draw:text-style-name="P9" draw:layer="layout" draw:type="curve" svg:x1="7.926cm" svg:y1="4.541cm" svg:x2="3.276cm" svg:y2="5.866cm" draw:start-shape="id4" draw:start-glue-point="3" draw:end-shape="id2" draw:end-glue-point="0" svg:d="M7926 4541c-3100 0-4650 441-4650 1325" svg:viewBox="0 0 4651 1326">
            <text:p/>
          </draw:connector>
          <draw:connector draw:style-name="gr8" draw:text-style-name="P9" draw:layer="layout" draw:type="line" svg:x1="3.276cm" svg:y1="5.866cm" svg:x2="3.276cm" svg:y2="3.216cm" draw:start-shape="id2" draw:start-glue-point="0" draw:end-shape="id1" svg:d="M3276 5866v-2650" svg:viewBox="0 0 1 2651">
            <text:p/>
          </draw:connector>
          <draw:connector draw:style-name="gr8" draw:text-style-name="P9" draw:layer="layout" draw:type="line" svg:x1="8.876cm" svg:y1="3.216cm" svg:x2="8.876cm" svg:y2="3.991cm" draw:start-shape="id5" draw:end-shape="id4" svg:d="M8876 3216v775" svg:viewBox="0 0 1 776">
            <text:p/>
          </draw:connector>
          <draw:connector draw:style-name="gr8" draw:text-style-name="P9" draw:layer="layout" draw:type="line" svg:x1="7.676cm" svg:y1="6.416cm" svg:x2="4.476cm" svg:y2="2.766cm" draw:start-shape="id3" svg:d="M7676 6416l-3200-3650" svg:viewBox="0 0 3201 3651">
            <text:p/>
          </draw:connector>
          <draw:connector draw:style-name="gr7" draw:text-style-name="P9" draw:layer="layout" draw:type="line" svg:x1="7.926cm" svg:y1="4.541cm" svg:x2="4.576cm" svg:y2="2.666cm" draw:start-shape="id4" draw:start-glue-point="3" draw:end-shape="id1" svg:d="M7926 4541l-3350-1875" svg:viewBox="0 0 3351 1876">
            <text:p/>
          </draw:connector>
          <draw:connector draw:style-name="gr9" draw:text-style-name="P9" draw:layer="layout" draw:type="line" svg:x1="7.176cm" svg:y1="2.666cm" svg:x2="4.576cm" svg:y2="2.666cm" draw:start-shape="id5" draw:start-glue-point="3" draw:end-shape="id1" draw:end-glue-point="1" svg:d="M7176 2666h-2600" svg:viewBox="0 0 2601 1">
            <text:p/>
          </draw:connector>
        </draw:g>
        <draw:g>
          <draw:line draw:style-name="gr8" draw:text-style-name="P9" draw:layer="layout" svg:x1="14.2cm" svg:y1="5.709cm" svg:x2="12.2cm" svg:y2="5.709cm">
            <text:p/>
          </draw:line>
          <draw:line draw:style-name="gr10" draw:text-style-name="P9" draw:layer="layout" svg:x1="12.2cm" svg:y1="6.509cm" svg:x2="14.2cm" svg:y2="6.509cm">
            <text:p/>
          </draw:line>
          <draw:frame draw:style-name="gr11" draw:text-style-name="P10" draw:layer="layout" svg:width="5.7cm" svg:height="1cm" svg:x="14.4cm" svg:y="5.3cm">
            <draw:text-box>
              <text:p><text:span text:style-name="T4">Interferal priority</text:span></text:p>
            </draw:text-box>
          </draw:frame>
          <draw:frame draw:style-name="gr11" draw:text-style-name="P10" draw:layer="layout" svg:width="3.3cm" svg:height="1cm" svg:x="14.4cm" svg:y="6.1cm">
            <draw:text-box>
              <text:p><text:span text:style-name="T4">Side effec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14:11.113336699</meta:creation-date>
    <dc:date>2016-03-15T13:41:38.702000843</dc:date>
    <meta:editing-duration>PT19M9S</meta:editing-duration>
    <meta:editing-cycles>4</meta:editing-cycles>
    <meta:generator>LibreOffice/5.1.1.2$Linux_X86_64 LibreOffice_project/10m0$Build-2</meta:generator>
    <meta:document-statistic meta:object-count="26"/>
  </office:meta>
</office:document-meta>
</file>